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92d8" officeooo:paragraph-rsid="00169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cstdio&gt;</text:p>
      <text:p text:style-name="P1">#define MAX 1000000</text:p>
      <text:p text:style-name="P1">using namespace std;</text:p>
      <text:p text:style-name="P1">int arcs[10][10];//邻接矩阵</text:p>
      <text:p text:style-name="P1">int D[10];//保存最短路径长度</text:p>
      <text:p text:style-name="P1">int p[10][10];//路径</text:p>
      <text:p text:style-name="P1">int final[10];//若final[i] = 1则说明 顶点vi已在集合S中</text:p>
      <text:p text:style-name="P1">int n = 0;//顶点个数</text:p>
      <text:p text:style-name="P1">int v0 = 0;//源点</text:p>
      <text:p text:style-name="P1">int v,w;</text:p>
      <text:p text:style-name="P1">void ShortestPath_DIJ()</text:p>
      <text:p text:style-name="P1">{</text:p>
      <text:p text:style-name="P1"><text:s text:c="5"/>for (v = 0; v &lt; n; v++) //循环 初始化</text:p>
      <text:p text:style-name="P1"><text:s text:c="5"/>{</text:p>
      <text:p text:style-name="P1"><text:s text:c="10"/>final[v] = 0; D[v] = arcs[v0][v];</text:p>
      <text:p text:style-name="P1"><text:s text:c="10"/>for (w = 0; w &lt; n; w++) p[v][w] = 0;//设空路径</text:p>
      <text:p text:style-name="P1"><text:s text:c="10"/>if (D[v] &lt; MAX) {p[v][v0] = 1; p[v][v] = 1;}</text:p>
      <text:p text:style-name="P1"><text:s text:c="5"/>}</text:p>
      <text:p text:style-name="P1"><text:s text:c="5"/>D[v0] = 0; final[v0]=0; //初始化 v0顶点属于集合S</text:p>
      <text:p text:style-name="P1"><text:s text:c="5"/>//开始主循环 每次求得v0到某个顶点v的最短路径 并加v到集合S中</text:p>
      <text:p text:style-name="P1"><text:s text:c="5"/>for (int i = 1; i &lt; n; i++)</text:p>
      <text:p text:style-name="P1"><text:s text:c="5"/>{</text:p>
      <text:p text:style-name="P1"><text:s text:c="10"/>int min = MAX;</text:p>
      <text:p text:style-name="P1"><text:s text:c="10"/>for (w = 0; w &lt; n; w++)</text:p>
      <text:p text:style-name="P1"><text:s text:c="10"/>{</text:p>
      <text:p text:style-name="P1"><text:s text:c="15"/>//我认为的核心过程--选点</text:p>
      <text:p text:style-name="P1"><text:s text:c="15"/>if (!final[w]) //如果w顶点在V-S中</text:p>
      <text:p text:style-name="P1"><text:s text:c="15"/>{</text:p>
      <text:p text:style-name="P1"><text:s text:c="20"/>//这个过程最终选出的点 应该是选出当前V-S中与S有关联边</text:p>
      <text:p text:style-name="P1"><text:s text:c="20"/>//且权值最小的顶点 书上描述为 当前离V0最近的点</text:p>
      <text:p text:style-name="P1"><text:s text:c="20"/>if (D[w] &lt; min) {v = w; min = D[w];}</text:p>
      <text:p text:style-name="P1"><text:s text:c="15"/>}</text:p>
      <text:p text:style-name="P1"><text:s text:c="10"/>}</text:p>
      <text:p text:style-name="P1"><text:s text:c="10"/>final[v] = 1; //选出该点后加入到合集S中</text:p>
      <text:p text:style-name="P1"><text:s text:c="10"/>for (w = 0; w &lt; n; w++)//更新当前最短路径和距离</text:p>
      <text:p text:style-name="P1"><text:s text:c="10"/>{</text:p>
      <text:p text:style-name="P1"><text:s text:c="15"/>if (!final[w] &amp;&amp; (min+arcs[v][w]&lt;D[w]))</text:p>
      <text:p text:style-name="P1"><text:s text:c="15"/>{</text:p>
      <text:p text:style-name="P1"><text:s text:c="20"/>D[w] = min + arcs[v][w];</text:p>
      <text:p text:style-name="P1"><text:s text:c="19"/>// p[w] = p[v];</text:p>
      <text:p text:style-name="P1"><text:s text:c="20"/>p[w][w] = 1; //p[w] = p[v] +　[w]</text:p>
      <text:p text:style-name="P1"><text:s text:c="15"/>}</text:p>
      <text:p text:style-name="P1"><text:s text:c="10"/>}</text:p>
      <text:p text:style-name="P1"><text:s text:c="5"/>}</text:p>
      <text:p text:style-name="P1">}</text:p>
      <text:p text:style-name="P1">int main()</text:p>
      <text:p text:style-name="P1">{</text:p>
      <text:p text:style-name="P1"><text:s text:c="4"/>cin &gt;&gt; n;</text:p>
      <text:p text:style-name="P1"><text:s text:c="4"/>for (int i = 0; i &lt; n; i++)</text:p>
      <text:p text:style-name="P1"><text:s text:c="4"/>{</text:p>
      <text:p text:style-name="P1"><text:s text:c="9"/>for (int j = 0; j &lt; n; j++)</text:p>
      <text:p text:style-name="P1"><text:s text:c="9"/>{</text:p>
      <text:p text:style-name="P1"><text:s text:c="14"/>cin &gt;&gt; arcs[i][j];</text:p>
      <text:p text:style-name="P1"><text:s text:c="9"/>}</text:p>
      <text:p text:style-name="P1"><text:s text:c="4"/>}</text:p>
      <text:p text:style-name="P1"><text:s text:c="4"/>ShortestPath_DIJ();</text:p>
      <text:p text:style-name="P1"><text:s text:c="4"/>for (int i = 0; i &lt; n; i++) printf("D[%d] = %d\n",i,D[i]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23:32:58.623279302</dc:date>
    <meta:editing-duration>PT3M5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0" meta:word-count="376" meta:character-count="1476" meta:non-whitespace-character-count="880"/>
  </office:meta>
</office:document-meta>
</file>